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1" style:font-name-complex="Arial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uetoothスピーカー設定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アップデート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apt upd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BlueZとpulseaudio-module-bluetoothをインストール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$ sudo apt-get install bluez pulseaudio-module-bluetoo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PulseAudioのsystemdサービス化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$ sudo vi /etc/systemd/system/pulseaudio.servi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Uni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scription=Pulse 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Servic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=simp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ecStart=/usr/bin/pulseaudio --system --disallow-exit --disable-s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Insta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ntedBy=multi-user.targ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$ sudo vi /etc/dbus-1/system.d/pulseaudio-bluetooth.conf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&lt;busconfig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&lt;policy user="pulse"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8"/>&lt;allow send_destination="org.bluez"/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&lt;/policy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/busconfig&g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$ sudo vi /etc/pulse/system.p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（下記を最終行に追記する）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## Automatically load driver modules for Bluetooth hardwa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ifexists module-bluetooth-policy.s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ad-module module-bluetooth-polic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endi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.ifexists module-bluetooth-discover.s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ad-module module-bluetooth-disco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endi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再起動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rebo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デーモンの再読み込みを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systemctl daemon-reloa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PulseAudioの起動・有効化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$ sudo systemctl start pulseaudio.servi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$ sudo systemctl enable pulseaudio.servi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piユーザをPulseAudioで音声を出力するためのグループに追加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$ sudo usermod -a -G pulse,pulse-access p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⑧</text:p>
          </table:table-cell>
          <table:table-cell office:value-type="string" calcext:value-type="string">
            <text:p>スピーカーの電源を入れ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⑨</text:p>
          </table:table-cell>
          <table:table-cell office:value-type="string" calcext:value-type="string">
            <text:p>Bluetoothの設定を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$ sudo bluetoothctl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[NEW] Controller XX:XX:XX:XX:XX:XX raspberrypi [default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NEW] Device YY:YY:YY:YY:YY:YY W01_********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NEW] Device ZZ:ZZ:ZZ:ZZ:ZZ:ZZ SRS-X33　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bluetooth]# agent on　　　＃エージェント有効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gent registe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bluetooth]# default-agent　＃エージェントリクエスト発行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efault agent request successfu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bluetooth]# scan on　　＃デバイス探索開始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iscovery star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CHG] Controller XX:XX:XX:XX:XX:XX Discovering: y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CHG] Device YY:YY:YY:YY:YY:YY RSSI: -9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CHG] Device ZZ:ZZ:ZZ:ZZ:ZZ:ZZ RSSI: -38　＃デバイス探索で見つかったデバイスとペアリング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bluetooth]# pair ZZ:ZZ:ZZ:ZZ:ZZ:ZZ　　＃発見したデバイスとペアリング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ttempting to pair with ZZ:ZZ:ZZ:ZZ:ZZ:ZZ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ailed to pair: org.bluez.Error.AlreadyExis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CHG] Device ZZ:ZZ:ZZ:ZZ:ZZ:ZZ Connected: y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DEL] Device YY:YY:YY:YY:YY:YY W01_***********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NEW] Device YY:YY:YY:YY:YY:YY W01_************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bluetooth]# trust ZZ:ZZ:ZZ:ZZ:ZZ:ZZ　　＃デバイスをtrustして、次回以降自動接続する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Changing ZZ:ZZ:ZZ:ZZ:ZZ:ZZ trust succ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bluetooth]# connect ZZ:ZZ:ZZ:ZZ:ZZ:ZZ　　＃ペアリングしたデバイスを接続</text:p>
          </table:table-cell>
          <table:table-cell table:number-columns-repeated="25"/>
          <table:table-cell office:value-type="string" calcext:value-type="string">
            <text:p>←このタイミングでペアリングボタンを押す</text:p>
          </table:table-cell>
          <table:table-cell table:number-columns-repeated="994"/>
        </table:table-row>
        <table:table-row table:style-name="ro1">
          <table:table-cell table:number-columns-repeated="4"/>
          <table:table-cell office:value-type="string" calcext:value-type="string">
            <text:p>Attempting to connect to ZZ:ZZ:ZZ:ZZ:ZZ:ZZ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nnection successful　　＃これが出ると、PAIRINGボタンが点滅から点灯に変わる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bluetooth]# exit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Agent unregister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[DEL] Controller ZZ:ZZ:ZZ:ZZ:ZZ:ZZ raspberrypi [default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⑩</text:p>
          </table:table-cell>
          <table:table-cell office:value-type="string" calcext:value-type="string">
            <text:p>起動時にBluetoothを再起動するように設定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$ sudo vi /etc/rc.loc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（exit 0の前の行に次のように記載する）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do /etc/init.d/bluetooth sto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/etc/init.d/bluetooth star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⑪</text:p>
          </table:table-cell>
          <table:table-cell table:style-name="ce1" office:value-type="string" calcext:value-type="string">
            <text:p>pulseaudioの音量調節を可能に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udo apt-get install pavucontrol 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3:17:40.422000000</meta:creation-date>
    <dc:date>2018-05-28T16:12:20.903000000</dc:date>
    <meta:editing-duration>PT23M25S</meta:editing-duration>
    <meta:editing-cycles>5</meta:editing-cycles>
    <meta:generator>LibreOffice/5.0.3.2$Windows_x86 LibreOffice_project/e5f16313668ac592c1bfb310f4390624e3dbfb75</meta:generator>
    <meta:document-statistic meta:table-count="1" meta:cell-count="85" meta:object-count="0"/>
  </office:meta>
</office:document-meta>
</file>